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sa3694j5ellgLuZY2Ys0u1yZNqqLsp22m4lW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4T23:17:11.305702006</meta:creation-date>
    <dc:date>2022-07-04T23:17:22.220164765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7.2$Linux_X86_64 LibreOffice_project/40$Build-2</meta:generator>
  </office:meta>
</office:document-meta>
</file>